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ashAttributeResultMatchersTests.attributeExists_doesn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ashAttributeResultMatchersTests.getStubMvc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ashAttributeResultMatchersTests.attribute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shAttributeResultMatchersTests.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ashAttributeResultMatchersTests.attribute_incorr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